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250.36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0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sepa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  <table:table-cell office:value-type="string" calcext:value-type="string">
            <text:p>total_output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ed 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_D_exp8</text:p>
          </table:table-cell>
          <table:table-cell office:value-type="string" calcext:value-type="string">
            <text:p>5_D.v1.l1.ds1.l_combo0.ds_combo1.idays30.odays1</text:p>
          </table:table-cell>
          <table:table-cell office:value-type="float" office:value="0.00746086426079273" calcext:value-type="float">
            <text:p>0.0074608642607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2]/[.H2]" office:value-type="float" office:value="0.0309278350515464" calcext:value-type="float">
            <text:p>0.030927835051546</text:p>
          </table:table-cell>
          <table:table-cell table:formula="of:=[.E2]*[.I2]" office:value-type="float" office:value="0.000230748379199775" calcext:value-type="float">
            <text:p>0.0002307483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_I_exp32</text:p>
          </table:table-cell>
          <table:table-cell office:value-type="string" calcext:value-type="string">
            <text:p>5_I.v1.l1.ds1.l_combo0.ds_combo3.idays60.odays1</text:p>
          </table:table-cell>
          <table:table-cell office:value-type="float" office:value="0.0125194331631064" calcext:value-type="float">
            <text:p>0.01251943316310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3]/[.H3]" office:value-type="float" office:value="0.0309278350515464" calcext:value-type="float">
            <text:p>0.030927835051546</text:p>
          </table:table-cell>
          <table:table-cell table:formula="of:=[.E3]*[.I3]" office:value-type="float" office:value="0.000387198963807416" calcext:value-type="float">
            <text:p>0.000387198963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_I_exp64</text:p>
          </table:table-cell>
          <table:table-cell office:value-type="string" calcext:value-type="string">
            <text:p>5_I.v1.l1.ds1.l_combo0.ds_combo4.idays30.odays1</text:p>
          </table:table-cell>
          <table:table-cell office:value-type="float" office:value="0.0293295346200466" calcext:value-type="float">
            <text:p>0.0293295346200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formula="of:=[.G4]/[.H4]" office:value-type="float" office:value="0.0103092783505155" calcext:value-type="float">
            <text:p>0.010309278350516</text:p>
          </table:table-cell>
          <table:table-cell table:formula="of:=[.E4]*[.I4]" office:value-type="float" office:value="0.00030236633628914" calcext:value-type="float">
            <text:p>0.00030236633628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_D_exp32</text:p>
          </table:table-cell>
          <table:table-cell office:value-type="string" calcext:value-type="string">
            <text:p>5_D.v1.l1.ds1.l_combo1.ds_combo1.idays60.odays1</text:p>
          </table:table-cell>
          <table:table-cell office:value-type="float" office:value="0.00715985847637057" calcext:value-type="float">
            <text:p>0.00715985847637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5]/[.H5]" office:value-type="float" office:value="0.0309278350515464" calcext:value-type="float">
            <text:p>0.030927835051546</text:p>
          </table:table-cell>
          <table:table-cell table:formula="of:=[.E5]*[.I5]" office:value-type="float" office:value="0.000221438921949605" calcext:value-type="float">
            <text:p>0.00022143892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_I_exp64</text:p>
          </table:table-cell>
          <table:table-cell office:value-type="string" calcext:value-type="string">
            <text:p>5_I.v1.l1.ds1.l_combo1.ds_combo3.idays30.odays1</text:p>
          </table:table-cell>
          <table:table-cell office:value-type="float" office:value="0.014409190043807" calcext:value-type="float">
            <text:p>0.01440919004380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6]/[.H6]" office:value-type="float" office:value="0.0309278350515464" calcext:value-type="float">
            <text:p>0.030927835051546</text:p>
          </table:table-cell>
          <table:table-cell table:formula="of:=[.E6]*[.I6]" office:value-type="float" office:value="0.000445645052901249" calcext:value-type="float">
            <text:p>0.0004456450529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_D_exp8</text:p>
          </table:table-cell>
          <table:table-cell office:value-type="string" calcext:value-type="string">
            <text:p>5_D.v1.l1.ds1.l_combo1.ds_combo4.idays30.odays1</text:p>
          </table:table-cell>
          <table:table-cell office:value-type="float" office:value="0.0266778022050858" calcext:value-type="float">
            <text:p>0.0266778022050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formula="of:=[.G7]/[.H7]" office:value-type="float" office:value="0.0103092783505155" calcext:value-type="float">
            <text:p>0.010309278350516</text:p>
          </table:table-cell>
          <table:table-cell table:formula="of:=[.E7]*[.I7]" office:value-type="float" office:value="0.000275028888712224" calcext:value-type="float">
            <text:p>0.0002750288887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_D_exp32</text:p>
          </table:table-cell>
          <table:table-cell office:value-type="string" calcext:value-type="string">
            <text:p>5_D.v1.l1.ds1.l_combo2.ds_combo1.idays60.odays1</text:p>
          </table:table-cell>
          <table:table-cell office:value-type="float" office:value="0.00760846072807908" calcext:value-type="float">
            <text:p>0.00760846072807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8]/[.H8]" office:value-type="float" office:value="0.0309278350515464" calcext:value-type="float">
            <text:p>0.030927835051546</text:p>
          </table:table-cell>
          <table:table-cell table:formula="of:=[.E8]*[.I8]" office:value-type="float" office:value="0.000235313218394198" calcext:value-type="float">
            <text:p>0.000235313218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_D_exp8</text:p>
          </table:table-cell>
          <table:table-cell office:value-type="string" calcext:value-type="string">
            <text:p>5_D.v1.l1.ds1.l_combo2.ds_combo3.idays30.odays1</text:p>
          </table:table-cell>
          <table:table-cell office:value-type="float" office:value="0.0122642768546939" calcext:value-type="float">
            <text:p>0.0122642768546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9]/[.H9]" office:value-type="float" office:value="0.0309278350515464" calcext:value-type="float">
            <text:p>0.030927835051546</text:p>
          </table:table-cell>
          <table:table-cell table:formula="of:=[.E9]*[.I9]" office:value-type="float" office:value="0.000379307531588471" calcext:value-type="float">
            <text:p>0.000379307531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_D_exp8</text:p>
          </table:table-cell>
          <table:table-cell office:value-type="string" calcext:value-type="string">
            <text:p>5_D.v1.l1.ds1.l_combo2.ds_combo4.idays60.odays1</text:p>
          </table:table-cell>
          <table:table-cell office:value-type="float" office:value="0.0227032750844955" calcext:value-type="float">
            <text:p>0.0227032750844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formula="of:=[.G10]/[.H10]" office:value-type="float" office:value="0.0103092783505155" calcext:value-type="float">
            <text:p>0.010309278350516</text:p>
          </table:table-cell>
          <table:table-cell table:formula="of:=[.E10]*[.I10]" office:value-type="float" office:value="0.000234054382314387" calcext:value-type="float">
            <text:p>0.000234054382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_D_exp64</text:p>
          </table:table-cell>
          <table:table-cell office:value-type="string" calcext:value-type="string">
            <text:p>5_D.v1.l1.ds1.l_combo3.ds_combo1.idays30.odays1</text:p>
          </table:table-cell>
          <table:table-cell office:value-type="float" office:value="0.00672655692324042" calcext:value-type="float">
            <text:p>0.006726556923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11]/[.H11]" office:value-type="float" office:value="0.0309278350515464" calcext:value-type="float">
            <text:p>0.030927835051546</text:p>
          </table:table-cell>
          <table:table-cell table:formula="of:=[.E11]*[.I11]" office:value-type="float" office:value="0.000208037842986817" calcext:value-type="float">
            <text:p>0.00020803784298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5_D_exp64</text:p>
          </table:table-cell>
          <table:table-cell office:value-type="string" calcext:value-type="string">
            <text:p>5_D.v1.l1.ds1.l_combo3.ds_combo3.idays30.odays1</text:p>
          </table:table-cell>
          <table:table-cell office:value-type="float" office:value="0.0127685302868485" calcext:value-type="float">
            <text:p>0.01276853028684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12]/[.H12]" office:value-type="float" office:value="0.0309278350515464" calcext:value-type="float">
            <text:p>0.030927835051546</text:p>
          </table:table-cell>
          <table:table-cell table:formula="of:=[.E12]*[.I12]" office:value-type="float" office:value="0.000394902998562326" calcext:value-type="float">
            <text:p>0.0003949029985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_D_exp64</text:p>
          </table:table-cell>
          <table:table-cell office:value-type="string" calcext:value-type="string">
            <text:p>5_D.v1.l1.ds1.l_combo3.ds_combo4.idays30.odays1</text:p>
          </table:table-cell>
          <table:table-cell office:value-type="float" office:value="0.0226224511861801" calcext:value-type="float">
            <text:p>0.022622451186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formula="of:=[.G13]/[.H13]" office:value-type="float" office:value="0.0103092783505155" calcext:value-type="float">
            <text:p>0.010309278350516</text:p>
          </table:table-cell>
          <table:table-cell table:formula="of:=[.E13]*[.I13]" office:value-type="float" office:value="0.00023322114624928" calcext:value-type="float">
            <text:p>0.000233221146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_D_exp32</text:p>
          </table:table-cell>
          <table:table-cell office:value-type="string" calcext:value-type="string">
            <text:p>5_D.v1.l1.ds1.l_combo4.ds_combo1.idays60.odays1</text:p>
          </table:table-cell>
          <table:table-cell office:value-type="float" office:value="0.00737180234864354" calcext:value-type="float">
            <text:p>0.00737180234864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14]/[.H14]" office:value-type="float" office:value="0.0309278350515464" calcext:value-type="float">
            <text:p>0.030927835051546</text:p>
          </table:table-cell>
          <table:table-cell table:formula="of:=[.E14]*[.I14]" office:value-type="float" office:value="0.00022799388707145" calcext:value-type="float">
            <text:p>0.0002279938870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_I_exp64</text:p>
          </table:table-cell>
          <table:table-cell office:value-type="string" calcext:value-type="string">
            <text:p>5_I.v1.l1.ds1.l_combo4.ds_combo3.idays30.odays1</text:p>
          </table:table-cell>
          <table:table-cell office:value-type="float" office:value="0.0116915386170149" calcext:value-type="float">
            <text:p>0.0116915386170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15]/[.H15]" office:value-type="float" office:value="0.0309278350515464" calcext:value-type="float">
            <text:p>0.030927835051546</text:p>
          </table:table-cell>
          <table:table-cell table:formula="of:=[.E15]*[.I15]" office:value-type="float" office:value="0.000361593977845821" calcext:value-type="float">
            <text:p>0.00036159397784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_I_exp8</text:p>
          </table:table-cell>
          <table:table-cell office:value-type="string" calcext:value-type="string">
            <text:p>5_I.v1.l1.ds1.l_combo4.ds_combo4.idays30.odays1</text:p>
          </table:table-cell>
          <table:table-cell office:value-type="float" office:value="0.0321932546794415" calcext:value-type="float">
            <text:p>0.0321932546794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formula="of:=[.G16]/[.H16]" office:value-type="float" office:value="0.0103092783505155" calcext:value-type="float">
            <text:p>0.010309278350516</text:p>
          </table:table-cell>
          <table:table-cell table:formula="of:=[.E16]*[.I16]" office:value-type="float" office:value="0.000331889223499396" calcext:value-type="float">
            <text:p>0.0003318892234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_I_exp32</text:p>
          </table:table-cell>
          <table:table-cell office:value-type="string" calcext:value-type="string">
            <text:p>5_I.v1.l1.ds1.l_combo5.ds_combo1.idays30.odays1</text:p>
          </table:table-cell>
          <table:table-cell office:value-type="float" office:value="0.00701607624068856" calcext:value-type="float">
            <text:p>0.00701607624068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17]/[.H17]" office:value-type="float" office:value="0.0309278350515464" calcext:value-type="float">
            <text:p>0.030927835051546</text:p>
          </table:table-cell>
          <table:table-cell table:formula="of:=[.E17]*[.I17]" office:value-type="float" office:value="0.00021699204868109" calcext:value-type="float">
            <text:p>0.0002169920486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_D_exp8</text:p>
          </table:table-cell>
          <table:table-cell office:value-type="string" calcext:value-type="string">
            <text:p>5_D.v1.l1.ds1.l_combo5.ds_combo3.idays60.odays1</text:p>
          </table:table-cell>
          <table:table-cell office:value-type="float" office:value="0.012180270627141" calcext:value-type="float">
            <text:p>0.01218027062714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18]/[.H18]" office:value-type="float" office:value="0.0309278350515464" calcext:value-type="float">
            <text:p>0.030927835051546</text:p>
          </table:table-cell>
          <table:table-cell table:formula="of:=[.E18]*[.I18]" office:value-type="float" office:value="0.000376709400839412" calcext:value-type="float">
            <text:p>0.0003767094008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_D_exp64</text:p>
          </table:table-cell>
          <table:table-cell office:value-type="string" calcext:value-type="string">
            <text:p>5_D.v1.l1.ds1.l_combo5.ds_combo4.idays30.odays1</text:p>
          </table:table-cell>
          <table:table-cell office:value-type="float" office:value="0.0535179413855076" calcext:value-type="float">
            <text:p>0.0535179413855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formula="of:=[.G19]/[.H19]" office:value-type="float" office:value="0.0103092783505155" calcext:value-type="float">
            <text:p>0.010309278350516</text:p>
          </table:table-cell>
          <table:table-cell table:formula="of:=[.E19]*[.I19]" office:value-type="float" office:value="0.000551731354489769" calcext:value-type="float">
            <text:p>0.000551731354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_D_exp32</text:p>
          </table:table-cell>
          <table:table-cell office:value-type="string" calcext:value-type="string">
            <text:p>5_D.v1.l1.ds1.l_combo6.ds_combo1.idays30.odays1</text:p>
          </table:table-cell>
          <table:table-cell office:value-type="float" office:value="0.00517581636086106" calcext:value-type="float">
            <text:p>0.00517581636086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20]/[.H20]" office:value-type="float" office:value="0.0309278350515464" calcext:value-type="float">
            <text:p>0.030927835051546</text:p>
          </table:table-cell>
          <table:table-cell table:formula="of:=[.E20]*[.I20]" office:value-type="float" office:value="0.000160076794665806" calcext:value-type="float">
            <text:p>0.0001600767946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_D_exp32</text:p>
          </table:table-cell>
          <table:table-cell office:value-type="string" calcext:value-type="string">
            <text:p>5_D.v1.l1.ds1.l_combo7.ds_combo1.idays60.odays1</text:p>
          </table:table-cell>
          <table:table-cell office:value-type="float" office:value="0.00744717614725232" calcext:value-type="float">
            <text:p>0.00744717614725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21]/[.H21]" office:value-type="float" office:value="0.0309278350515464" calcext:value-type="float">
            <text:p>0.030927835051546</text:p>
          </table:table-cell>
          <table:table-cell table:formula="of:=[.E21]*[.I21]" office:value-type="float" office:value="0.000230325035482031" calcext:value-type="float">
            <text:p>0.0002303250354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_D_exp32</text:p>
          </table:table-cell>
          <table:table-cell office:value-type="string" calcext:value-type="string">
            <text:p>5_D.v1.l1.ds1.l_combo7.ds_combo3.idays60.odays1</text:p>
          </table:table-cell>
          <table:table-cell office:value-type="float" office:value="0.0125135974958539" calcext:value-type="float">
            <text:p>0.01251359749585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22]/[.H22]" office:value-type="float" office:value="0.0309278350515464" calcext:value-type="float">
            <text:p>0.030927835051546</text:p>
          </table:table-cell>
          <table:table-cell table:formula="of:=[.E22]*[.I22]" office:value-type="float" office:value="0.000387018479253213" calcext:value-type="float">
            <text:p>0.0003870184792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_D_exp64</text:p>
          </table:table-cell>
          <table:table-cell office:value-type="string" calcext:value-type="string">
            <text:p>5_D.v1.l1.ds1.l_combo7.ds_combo4.idays30.odays7</text:p>
          </table:table-cell>
          <table:table-cell office:value-type="float" office:value="0.031819723546505" calcext:value-type="float">
            <text:p>0.0318197235465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formula="of:=[.G23]/[.H23]" office:value-type="float" office:value="0.0103092783505155" calcext:value-type="float">
            <text:p>0.010309278350516</text:p>
          </table:table-cell>
          <table:table-cell table:formula="of:=[.E23]*[.I23]" office:value-type="float" office:value="0.000328038387077371" calcext:value-type="float">
            <text:p>0.0003280383870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_D_exp32</text:p>
          </table:table-cell>
          <table:table-cell office:value-type="string" calcext:value-type="string">
            <text:p>5_D.v1.l1.ds1.l_combo8.ds_combo1.idays60.odays1</text:p>
          </table:table-cell>
          <table:table-cell office:value-type="float" office:value="0.00584291806444526" calcext:value-type="float">
            <text:p>0.00584291806444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24]/[.H24]" office:value-type="float" office:value="0.0309278350515464" calcext:value-type="float">
            <text:p>0.030927835051546</text:p>
          </table:table-cell>
          <table:table-cell table:formula="of:=[.E24]*[.I24]" office:value-type="float" office:value="0.000180708806116864" calcext:value-type="float">
            <text:p>0.0001807088061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_D_exp64</text:p>
          </table:table-cell>
          <table:table-cell office:value-type="string" calcext:value-type="string">
            <text:p>5_D.v1.l1.ds1.l_combo8.ds_combo3.idays30.odays1</text:p>
          </table:table-cell>
          <table:table-cell office:value-type="float" office:value="0.0104444287717342" calcext:value-type="float">
            <text:p>0.0104444287717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25]/[.H25]" office:value-type="float" office:value="0.0309278350515464" calcext:value-type="float">
            <text:p>0.030927835051546</text:p>
          </table:table-cell>
          <table:table-cell table:formula="of:=[.E25]*[.I25]" office:value-type="float" office:value="0.000323023570259822" calcext:value-type="float">
            <text:p>0.00032302357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_D_exp8</text:p>
          </table:table-cell>
          <table:table-cell office:value-type="string" calcext:value-type="string">
            <text:p>5_D.v1.l1.ds1.l_combo8.ds_combo4.idays60.odays1</text:p>
          </table:table-cell>
          <table:table-cell office:value-type="float" office:value="0.026879170909524" calcext:value-type="float">
            <text:p>0.0268791709095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formula="of:=[.G26]/[.H26]" office:value-type="float" office:value="0.0103092783505155" calcext:value-type="float">
            <text:p>0.010309278350516</text:p>
          </table:table-cell>
          <table:table-cell table:formula="of:=[.E26]*[.I26]" office:value-type="float" office:value="0.00027710485473736" calcext:value-type="float">
            <text:p>0.0002771048547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_D_exp8</text:p>
          </table:table-cell>
          <table:table-cell office:value-type="string" calcext:value-type="string">
            <text:p>5_D.v1.l1.ds1.l_combo9.ds_combo1.idays30.odays1</text:p>
          </table:table-cell>
          <table:table-cell office:value-type="float" office:value="0.00649125827476382" calcext:value-type="float">
            <text:p>0.0064912582747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27]/[.H27]" office:value-type="float" office:value="0.0309278350515464" calcext:value-type="float">
            <text:p>0.030927835051546</text:p>
          </table:table-cell>
          <table:table-cell table:formula="of:=[.E27]*[.I27]" office:value-type="float" office:value="0.000200760565198881" calcext:value-type="float">
            <text:p>0.0002007605651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_D_exp8</text:p>
          </table:table-cell>
          <table:table-cell office:value-type="string" calcext:value-type="string">
            <text:p>5_D.v1.l1.ds1.l_combo9.ds_combo3.idays60.odays1</text:p>
          </table:table-cell>
          <table:table-cell office:value-type="float" office:value="0.010054798796773" calcext:value-type="float">
            <text:p>0.0100547987967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formula="of:=[.G28]/[.H28]" office:value-type="float" office:value="0.0103092783505155" calcext:value-type="float">
            <text:p>0.010309278350516</text:p>
          </table:table-cell>
          <table:table-cell table:formula="of:=[.E28]*[.I28]" office:value-type="float" office:value="0.00010365771955436" calcext:value-type="float">
            <text:p>0.0001036577195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_D_exp8</text:p>
          </table:table-cell>
          <table:table-cell office:value-type="string" calcext:value-type="string">
            <text:p>5_D.v1.l1.ds1.l_combo9.ds_combo4.idays30.odays1</text:p>
          </table:table-cell>
          <table:table-cell office:value-type="float" office:value="0.0177648942917585" calcext:value-type="float">
            <text:p>0.0177648942917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formula="of:=[.G29]/[.H29]" office:value-type="float" office:value="0.0103092783505155" calcext:value-type="float">
            <text:p>0.010309278350516</text:p>
          </table:table-cell>
          <table:table-cell table:formula="of:=[.E29]*[.I29]" office:value-type="float" office:value="0.000183143240121222" calcext:value-type="float">
            <text:p>0.0001831432401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_D_exp64</text:p>
          </table:table-cell>
          <table:table-cell office:value-type="string" calcext:value-type="string">
            <text:p>5_D.v1.l1.ds1.l_combo10.ds_combo1.idays60.odays1</text:p>
          </table:table-cell>
          <table:table-cell office:value-type="float" office:value="0.00737822940573096" calcext:value-type="float">
            <text:p>0.00737822940573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30]/[.H30]" office:value-type="float" office:value="0.0309278350515464" calcext:value-type="float">
            <text:p>0.030927835051546</text:p>
          </table:table-cell>
          <table:table-cell table:formula="of:=[.E30]*[.I30]" office:value-type="float" office:value="0.000228192662032916" calcext:value-type="float">
            <text:p>0.0002281926620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_D_exp32</text:p>
          </table:table-cell>
          <table:table-cell office:value-type="string" calcext:value-type="string">
            <text:p>5_D.v1.l1.ds1.l_combo10.ds_combo3.idays60.odays1</text:p>
          </table:table-cell>
          <table:table-cell office:value-type="float" office:value="0.014297055080533" calcext:value-type="float">
            <text:p>0.0142970550805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formula="of:=[.G31]/[.H31]" office:value-type="float" office:value="0.0103092783505155" calcext:value-type="float">
            <text:p>0.010309278350516</text:p>
          </table:table-cell>
          <table:table-cell table:formula="of:=[.E31]*[.I31]" office:value-type="float" office:value="0.000147392320417866" calcext:value-type="float">
            <text:p>0.000147392320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_D_exp8</text:p>
          </table:table-cell>
          <table:table-cell office:value-type="string" calcext:value-type="string">
            <text:p>5_D.v1.l1.ds1.l_combo10.ds_combo4.idays30.odays1</text:p>
          </table:table-cell>
          <table:table-cell office:value-type="float" office:value="0.0364757105708122" calcext:value-type="float">
            <text:p>0.0364757105708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formula="of:=[.G32]/[.H32]" office:value-type="float" office:value="0.0103092783505155" calcext:value-type="float">
            <text:p>0.010309278350516</text:p>
          </table:table-cell>
          <table:table-cell table:formula="of:=[.E32]*[.I32]" office:value-type="float" office:value="0.000376038253307343" calcext:value-type="float">
            <text:p>0.0003760382533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_D_exp64</text:p>
          </table:table-cell>
          <table:table-cell office:value-type="string" calcext:value-type="string">
            <text:p>5_D.v1.l1.ds1.l_combo11.ds_combo1.idays60.odays1</text:p>
          </table:table-cell>
          <table:table-cell office:value-type="float" office:value="0.00587298674508929" calcext:value-type="float">
            <text:p>0.0058729867450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33]/[.H33]" office:value-type="float" office:value="0.0309278350515464" calcext:value-type="float">
            <text:p>0.030927835051546</text:p>
          </table:table-cell>
          <table:table-cell table:formula="of:=[.E33]*[.I33]" office:value-type="float" office:value="0.00018163876531204" calcext:value-type="float">
            <text:p>0.0001816387653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_I_exp8</text:p>
          </table:table-cell>
          <table:table-cell office:value-type="string" calcext:value-type="string">
            <text:p>5_I.v1.l1.ds1.l_combo11.ds_combo3.idays60.odays1</text:p>
          </table:table-cell>
          <table:table-cell office:value-type="float" office:value="0.0110147269442678" calcext:value-type="float">
            <text:p>0.01101472694426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34]/[.H34]" office:value-type="float" office:value="0.0309278350515464" calcext:value-type="float">
            <text:p>0.030927835051546</text:p>
          </table:table-cell>
          <table:table-cell table:formula="of:=[.E34]*[.I34]" office:value-type="float" office:value="0.000340661658070137" calcext:value-type="float">
            <text:p>0.000340661658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_D_exp8</text:p>
          </table:table-cell>
          <table:table-cell office:value-type="string" calcext:value-type="string">
            <text:p>5_D.v1.l1.ds1.l_combo11.ds_combo4.idays60.odays1</text:p>
          </table:table-cell>
          <table:table-cell office:value-type="float" office:value="0.021537758409977" calcext:value-type="float">
            <text:p>0.0215377584099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formula="of:=[.G35]/[.H35]" office:value-type="float" office:value="0.0103092783505155" calcext:value-type="float">
            <text:p>0.010309278350516</text:p>
          </table:table-cell>
          <table:table-cell table:formula="of:=[.E35]*[.I35]" office:value-type="float" office:value="0.000222038746494608" calcext:value-type="float">
            <text:p>0.0002220387464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_D_exp32</text:p>
          </table:table-cell>
          <table:table-cell office:value-type="string" calcext:value-type="string">
            <text:p>5_D.v1.l1.ds1.l_combo12.ds_combo1.idays30.odays1</text:p>
          </table:table-cell>
          <table:table-cell office:value-type="float" office:value="0.00664549227803946" calcext:value-type="float">
            <text:p>0.00664549227803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36]/[.H36]" office:value-type="float" office:value="0.0309278350515464" calcext:value-type="float">
            <text:p>0.030927835051546</text:p>
          </table:table-cell>
          <table:table-cell table:formula="of:=[.E36]*[.I36]" office:value-type="float" office:value="0.00020553068901153" calcext:value-type="float">
            <text:p>0.0002055306890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_D_exp8</text:p>
          </table:table-cell>
          <table:table-cell office:value-type="string" calcext:value-type="string">
            <text:p>5_D.v1.l1.ds1.l_combo12.ds_combo3.idays30.odays1</text:p>
          </table:table-cell>
          <table:table-cell office:value-type="float" office:value="0.0107750277966261" calcext:value-type="float">
            <text:p>0.0107750277966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37]/[.H37]" office:value-type="float" office:value="0.0309278350515464" calcext:value-type="float">
            <text:p>0.030927835051546</text:p>
          </table:table-cell>
          <table:table-cell table:formula="of:=[.E37]*[.I37]" office:value-type="float" office:value="0.000333248282369879" calcext:value-type="float">
            <text:p>0.000333248282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_D_exp32</text:p>
          </table:table-cell>
          <table:table-cell office:value-type="string" calcext:value-type="string">
            <text:p>5_D.v1.l1.ds1.l_combo12.ds_combo4.idays30.odays1</text:p>
          </table:table-cell>
          <table:table-cell office:value-type="float" office:value="0.0253079738467932" calcext:value-type="float">
            <text:p>0.0253079738467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formula="of:=[.G38]/[.H38]" office:value-type="float" office:value="0.0103092783505155" calcext:value-type="float">
            <text:p>0.010309278350516</text:p>
          </table:table-cell>
          <table:table-cell table:formula="of:=[.E38]*[.I38]" office:value-type="float" office:value="0.000260906946874156" calcext:value-type="float">
            <text:p>0.0002609069468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_D_exp32</text:p>
          </table:table-cell>
          <table:table-cell office:value-type="string" calcext:value-type="string">
            <text:p>5_D.v1.l1.ds1.l_combo13.ds_combo1.idays60.odays1</text:p>
          </table:table-cell>
          <table:table-cell office:value-type="float" office:value="0.00575618725270033" calcext:value-type="float">
            <text:p>0.00575618725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39]/[.H39]" office:value-type="float" office:value="0.0309278350515464" calcext:value-type="float">
            <text:p>0.030927835051546</text:p>
          </table:table-cell>
          <table:table-cell table:formula="of:=[.E39]*[.I39]" office:value-type="float" office:value="0.00017802640987733" calcext:value-type="float">
            <text:p>0.0001780264098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_D_exp64</text:p>
          </table:table-cell>
          <table:table-cell office:value-type="string" calcext:value-type="string">
            <text:p>5_D.v1.l1.ds1.l_combo13.ds_combo3.idays30.odays1</text:p>
          </table:table-cell>
          <table:table-cell office:value-type="float" office:value="0.0122029297053814" calcext:value-type="float">
            <text:p>0.01220292970538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40]/[.H40]" office:value-type="float" office:value="0.0309278350515464" calcext:value-type="float">
            <text:p>0.030927835051546</text:p>
          </table:table-cell>
          <table:table-cell table:formula="of:=[.E40]*[.I40]" office:value-type="float" office:value="0.000377410197073651" calcext:value-type="float">
            <text:p>0.0003774101970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_D_exp64</text:p>
          </table:table-cell>
          <table:table-cell office:value-type="string" calcext:value-type="string">
            <text:p>5_D.v1.l1.ds1.l_combo13.ds_combo4.idays30.odays1</text:p>
          </table:table-cell>
          <table:table-cell office:value-type="float" office:value="0.0314201526343823" calcext:value-type="float">
            <text:p>0.0314201526343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formula="of:=[.G41]/[.H41]" office:value-type="float" office:value="0.0103092783505155" calcext:value-type="float">
            <text:p>0.010309278350516</text:p>
          </table:table-cell>
          <table:table-cell table:formula="of:=[.E41]*[.I41]" office:value-type="float" office:value="0.000323919099323528" calcext:value-type="float">
            <text:p>0.0003239190993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_I_exp64</text:p>
          </table:table-cell>
          <table:table-cell office:value-type="string" calcext:value-type="string">
            <text:p>5_I.v1.l1.ds1.l_combo14.ds_combo1.idays30.odays1</text:p>
          </table:table-cell>
          <table:table-cell office:value-type="float" office:value="0.0069643915630877" calcext:value-type="float">
            <text:p>0.00696439156308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42]/[.H42]" office:value-type="float" office:value="0.0309278350515464" calcext:value-type="float">
            <text:p>0.030927835051546</text:p>
          </table:table-cell>
          <table:table-cell table:formula="of:=[.E42]*[.I42]" office:value-type="float" office:value="0.000215393553497558" calcext:value-type="float">
            <text:p>0.0002153935534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_I_exp64</text:p>
          </table:table-cell>
          <table:table-cell office:value-type="string" calcext:value-type="string">
            <text:p>5_I.v1.l1.ds1.l_combo14.ds_combo3.idays60.odays1</text:p>
          </table:table-cell>
          <table:table-cell office:value-type="float" office:value="0.0107330251485109" calcext:value-type="float">
            <text:p>0.0107330251485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formula="of:=[.G43]/[.H43]" office:value-type="float" office:value="0.0309278350515464" calcext:value-type="float">
            <text:p>0.030927835051546</text:p>
          </table:table-cell>
          <table:table-cell table:formula="of:=[.E43]*[.I43]" office:value-type="float" office:value="0.000331949231397245" calcext:value-type="float">
            <text:p>0.0003319492313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_D_exp32</text:p>
          </table:table-cell>
          <table:table-cell office:value-type="string" calcext:value-type="string">
            <text:p>5_D.v1.l1.ds1.l_combo14.ds_combo4.idays30.odays1</text:p>
          </table:table-cell>
          <table:table-cell office:value-type="float" office:value="0.0265515726059675" calcext:value-type="float">
            <text:p>0.0265515726059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formula="of:=[.G44]/[.H44]" office:value-type="float" office:value="0.0103092783505155" calcext:value-type="float">
            <text:p>0.010309278350516</text:p>
          </table:table-cell>
          <table:table-cell table:formula="of:=[.E44]*[.I44]" office:value-type="float" office:value="0.00027372755263884" calcext:value-type="float">
            <text:p>0.00027372755263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formula="of:=SUM([.J2:.J44])" office:value-type="float" office:value="0.0119841053755474" calcext:value-type="float">
            <text:p>0.011984105375547</text:p>
          </table:table-cell>
        </table:table-row>
        <table:table-row table:style-name="ro1">
          <table:table-cell table:number-columns-repeated="6"/>
          <table:table-cell table:formula="of:=SUM([.G2:.G44])"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MIN([.E2:.E44])" office:value-type="float" office:value="0.00517581636086106" calcext:value-type="float">
            <text:p>0.005175816360861</text:p>
          </table:table-cell>
          <table:table-cell table:formula="of:=MAX([.E2:.E44])" office:value-type="float" office:value="0.0535179413855076" calcext:value-type="float">
            <text:p>0.05351794138550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2:18:52.025373292</dc:date>
    <meta:editing-duration>PT1H9M46S</meta:editing-duration>
    <meta:editing-cycles>1</meta:editing-cycles>
    <meta:document-statistic meta:table-count="1" meta:cell-count="446" meta:object-count="0"/>
    <meta:generator>LibreOffice/6.0.7.3$Linux_X86_64 LibreOffice_project/00m0$Build-3</meta:generator>
  </office:meta>
</office:document-meta>
</file>